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line-height="136%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36%"/>
    </style:style>
    <style:style style:name="P5" style:family="paragraph" style:parent-style-name="Heading_20_3">
      <style:paragraph-properties fo:margin-top="0in" fo:margin-bottom="0in" loext:contextual-spacing="false"/>
    </style:style>
    <style:style style:name="P6" style:family="paragraph" style:parent-style-name="Heading_20_3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hcha2ompzu"/>The Basics</text:p>
      <text:p text:style-name="P2"/>
      <text:p text:style-name="P2">What is Holochain? medium.com/h-o-l-o/509818aa3c88</text:p>
      <text:p text:style-name="P2">How does it work? youtube.com/watch?v=hyCtYrHJebs</text:p>
      <text:p text:style-name="P2">What is HoloToken/Holofuel youtube.com/watch?v=hn7aWuerBB8</text:p>
      <text:p text:style-name="P2">HOT vs. Holo fuel: medium.com/h-o-l-o/6d8b6d3938d6</text:p>
      <text:p text:style-name="P2">Prezi https://prezi.com/view/PmnI6m7E0jJvtAmRvBY4/</text:p>
      <text:p text:style-name="P2">...</text:p>
      <text:p text:style-name="P5"><text:bookmark text:name="_7u58a5j4gqnc"/>Holo and Holochain FAQ</text:p>
      <text:p text:style-name="P3"/>
      <text:p text:style-name="P2">Holochain FAQ: <text:a xlink:type="simple" xlink:href="https://github.com/holochain/holochain-proto/wiki/FAQ" text:style-name="ListLabel_20_10" text:visited-style-name="ListLabel_20_10"><text:span text:style-name="T1">https://github.com/holochain/holochain-proto/wiki/FAQ</text:span></text:a></text:p>
      <text:p text:style-name="P2">Holo and Holocain Knowledge base: <text:a xlink:type="simple" xlink:href="https://holo.freshdesk.com/support/solutions" text:style-name="ListLabel_20_10" text:visited-style-name="ListLabel_20_10"><text:span text:style-name="T1">https://holo.freshdesk.com/support/solutions</text:span></text:a></text:p>
      <text:p text:style-name="P2">Glossary - Developer Portal: <text:a xlink:type="simple" xlink:href="https://developer.holochain.org/Glossary" text:style-name="ListLabel_20_10" text:visited-style-name="ListLabel_20_10"><text:span text:style-name="T1">https://developer.holochain.org/Glossary</text:span></text:a></text:p>
      <text:p text:style-name="P2">...</text:p>
      <text:p text:style-name="P5"><text:bookmark text:name="_43c0zj9qa0pi"/>Videos of Past Meetups: </text:p>
      <text:p text:style-name="P2"><text:line-break/>Some of our communities have shared meetups they have run in the past, here are a selection of those:<text:line-break/></text:p>
      <text:list xml:id="list387049756" text:style-name="WWNum1">
        <text:list-item>
          <text:p text:style-name="P1">Melbourne Australia Meetup - <text:a xlink:type="simple" xlink:href="http://email.sender.holo.host/c/eJwdjsuugjAARL-m7CR9QAuLLhBijCZIjCZXN6ZQoChQlfLw7603mUwyZzEzktOwgDh3Gh5H0bI70u3IxD25LmZBr9MpzQBe54Aky1TG-_uh6242PG9llvZJ_En_LnkNPNiJpnXrfy905ygOPSlhwMIQwaCCgcSk8lFVep7PEILUd1qujHkOgEQAb6zmeXY_ejRjXv4qfkSYQgGymezgnLGKUbUi9RlgaixBg_PmUkyNdIV5NP2ge_tD6Va7Sg_mC0yYQ7A" text:style-name="ListLabel_20_10" text:visited-style-name="ListLabel_20_10"><text:span text:style-name="T1">https://www.youtube.com/watch?v=wP7f76h-3gU&amp;t=1s</text:span></text:a></text:p>
        </text:list-item>
        <text:list-item>
          <text:p text:style-name="P1">Byron Bay Australia Meetup - <text:a xlink:type="simple" xlink:href="http://email.sender.holo.host/c/eJwdjk2PgjAYhH9NOZJSkNpDDyzE3awRycaD64W0pVoUqNqXD__91k0mk8xzmJmGp0xhIoOW51m2fP-kXyMV1-K0wBI9DoeyQuRDorhYJp1vr_u-r32417oqhyJ_lcdfeUEJ7kXbhZd_V7YPDJcRZSzBK4kb6u0cn5nWa4kTFlGlCAk6bgDuDsUZIhuveZ7Dlx1hlPpd8SYClEHxZvKD5rjDn7lwUN0QScGTFcUuePJGTG0TCri1g7ODf2JsZ0NjHfwBLxtFTw" text:style-name="ListLabel_20_10" text:visited-style-name="ListLabel_20_10"><text:span text:style-name="T1">https://www.youtube.com/watch?v=hXM0GCastPk&amp;t=570s</text:span></text:a></text:p>
        </text:list-item>
        <text:list-item>
          <text:p text:style-name="P1">Meetup introduction video - <text:a xlink:type="simple" xlink:href="http://email.sender.holo.host/c/eJwdjr0OgjAAhJ-mjKS0UGXogBBjNEFjHNTF9A8LAlUpf29vMblcct9wd5KSWEDEvZKmSTLtz2TXr1iV3Sc7BZ_LJT8BtOEAZ9Og0kN1bJqHC--HOuVtls759cafIIQNK2v_-XdhGk9TgiFkYbiOlAoJlxgjGTFWSKiwwyjwaqqtfXcAJwBtncZx9GfT256rpWIhzAoN8HZwg2csormI2rgSABHrSNB5XyrZUEqf2VfZdqZ1P7Spja9NZ3-v-UTV" text:style-name="ListLabel_20_10" text:visited-style-name="ListLabel_20_10"><text:span text:style-name="T1">https://www.youtube.com/watch?v=R3c5yf5n9jc&amp;t=1s</text:span></text:a></text:p>
        </text:list-item>
        <text:list-item>
          <text:p text:style-name="P1">Mozilla, Mountain View, Meetup video - <text:a xlink:type="simple" xlink:href="http://email.sender.holo.host/c/eJwdjktvgzAAg39NOCKWLGEcODAQ2tjGY2Jt2aVKCJS0QLom4bFfPzrJsuTvYJv7xKsdyCzhh0GwJJ_kxbj0HH0venn4Kcs0B_CZARQtUxO-nbNhOG7hemzydIzCNT1U7AQenYGK3j79ey0Hq_M5RxQxBFuXtK2DXeJhhzbeEyYU1x5qrN7vtL4qgAIA403zPNurNNqw5l5xJ1TXHUDxtA2m-_Lr4hbTR1EBSHqh9Abz98wcbjpOMvK7GzDMzCvL6sJLdGzWncLV3rr5nE6C21RfxKjkuF3tZC_tTir9Bw6sUUs" text:style-name="ListLabel_20_10" text:visited-style-name="ListLabel_20_10"><text:span text:style-name="T1">https://www.youtube.com/watch?v=NWTUk7QvMQY&amp;list=PLOuXrtFJO6zVm52OuIbOcQ9JtFuyVs5YW</text:span></text:a></text:p>
        </text:list-item>
        <text:list-item>
          <text:p text:style-name="P1">Austin Hackathon Intro w/ slides - <text:a xlink:type="simple" xlink:href="http://email.sender.holo.host/c/eJwdjsuugjAYhJ-mLEkvpMiiC4QYLwnHnLjwuCF_S6UoUJVy8e2tJ5lMMt9iZirBE4WpDBqRpemy_-XbMYZbflncQp6nU3FEdC0Ry5dJZ4fbT9eVPjxKfSz6PHsX5z9Zowh30LRh_e_KdoERoHRy5ZKATEDGElQUx5jqCtgKE76CoBXGuceAWIroxmue5_BtRzdK_a34EnDKILaZ_OCWsRLXu_HQ7hDlzhNKCB-Cl6hgaqoQ3L3pB9v7K8a2NjR2cB_MiUX3" text:style-name="ListLabel_20_10" text:visited-style-name="ListLabel_20_10"><text:span text:style-name="T1">https://www.youtube.com/watch?v=H33_0gIuKlI&amp;t=2116s</text:span></text:a></text:p>
        </text:list-item>
      </text:list>
      <text:p text:style-name="P4"><text:s/></text:p>
      <text:p text:style-name="P4">You'll notice in each of these videos there is a Holochain team member presenting the project, as there is someone in the core team that lives locally, or the meetup was run as part of a hackathon. </text:p>
      <text:p text:style-name="P4">...</text:p>
      <text:p text:style-name="P5"><text:bookmark text:name="_62etsnycj03o"/>Videos (general)</text:p>
      <text:p text:style-name="P3"><text:soft-page-break/></text:p>
      <text:p text:style-name="P2">Best of Holo and Holochain Videos! <text:a xlink:type="simple" xlink:href="https://medium.com/h-o-l-o/best-of-holo-and-holochain-videos-be6740cf63fe" text:style-name="ListLabel_20_10" text:visited-style-name="ListLabel_20_10"><text:span text:style-name="T1">https://medium.com/h-o-l-o/best-of-holo-and-holochain-videos-be6740cf63fe</text:span></text:a></text:p>
      <text:p text:style-name="P2">Art’s talk in Wellington, NZ —Why, What, How <text:a xlink:type="simple" xlink:href="https://www.youtube.com/watch?v=qLud4RQ-5d0" text:style-name="ListLabel_20_10" text:visited-style-name="ListLabel_20_10"><text:span text:style-name="T1">https://www.youtube.com/watch?v=qLud4RQ-5d0</text:span></text:a><text:line-break/>…</text:p>
      <text:p text:style-name="P4"/>
      <text:p text:style-name="P2">Holo fuel 101 economic course</text:p>
      <text:p text:style-name="P2"/>
      <text:p text:style-name="P5"><text:bookmark text:name="_xb4gt3th6jja"/>Articles</text:p>
      <text:p text:style-name="P2">Why and How Holochain: <text:a xlink:type="simple" xlink:href="http://unblock.net/introduction-holochain" text:style-name="ListLabel_20_10" text:visited-style-name="ListLabel_20_10"><text:span text:style-name="T1">http://unblock.net/introduction-holochain</text:span></text:a></text:p>
      <text:p text:style-name="P2">Holochain – the perfect framework for decentralised cooperation at scale: <text:a xlink:type="simple" xlink:href="https://open.coop/2018/06/14/holochain-perfect-framework-decentralised-cooperation-scale/" text:style-name="ListLabel_20_10" text:visited-style-name="ListLabel_20_10"><text:span text:style-name="T1">https://open.coop/2018/06/14/holochain-perfect-framework-decentralised-cooperation-scale/</text:span></text:a></text:p>
      <text:p text:style-name="P2">Holochain – The commons engine for cooperation at scale: https://open.coop/2018/07/09/holochain-commons-engine-cooperation-scale/</text:p>
      <text:p text:style-name="P2">...</text:p>
      <text:p text:style-name="P2"/>
      <text:p text:style-name="P5"><text:bookmark text:name="_4qa3riflhp4d"/>Holochain Technical Articles</text:p>
      <text:p text:style-name="P2">Holochain: Reinventing Applications: https://medium.com/holochain/holochain-reinventing-applications-d2ac1e4f25ef</text:p>
      <text:p text:style-name="P2"/>
      <text:p text:style-name="P2">The Holo vision: Serverless 2.0: https://medium.com/holochain/the-holo-vision-serverless-2-0-c0b294e753ba</text:p>
      <text:p text:style-name="P2"/>
      <text:p text:style-name="P2">dApp planning: crypto building blocks: https://medium.com/holochain/dapp-planning-crypto-basics-8bd1073cbe19</text:p>
      <text:p text:style-name="P2"/>
      <text:p text:style-name="P2">Holochain White Paper and the Road to Sheafhood: <text:a xlink:type="simple" xlink:href="https://medium.com/the-advancedness-project/holochain-white-paper-and-the-road-to-sheafhood-9d5b159ee074" text:style-name="ListLabel_20_10" text:visited-style-name="ListLabel_20_10"><text:span text:style-name="T1">https://medium.com/the-advancedness-project/holochain-white-paper-and-the-road-to-sheafhood-9d5b159ee074</text:span></text:a></text:p>
      <text:p text:style-name="P2"/>
      <text:p text:style-name="P2">Prezi https://prezi.com/view/qX0I4br3PeohJT8nGzjk/</text:p>
      <text:p text:style-name="P2">…</text:p>
      <text:p text:style-name="P2"/>
      <text:p text:style-name="P2"/>
      <text:p text:style-name="P5"><text:bookmark text:name="_qeu8422vmpvf"/>Articles from Arthur Brock</text:p>
      <text:p text:style-name="P2"><text:soft-page-break/><text:a xlink:type="simple" xlink:href="https://medium.com/holochain/beyond-blockchain-simple-scalable-cryptocurrencies-1eb7aebac6ae" text:style-name="ListLabel_20_10" text:visited-style-name="ListLabel_20_10"><text:span text:style-name="T1">https://medium.com/holochain/beyond-blockchain-simple-scalable-cryptocurrencies-1eb7aebac6ae</text:span></text:a></text:p>
      <text:p text:style-name="P2">https://medium.com/metacurrency-project/the-future-of-governance-is-not-governments-9c894e17b1cd</text:p>
      <text:p text:style-name="P2">https://medium.com/metacurrency-project/broken-assumptions-of-governance-63cc946ccc6c</text:p>
      <text:p text:style-name="P2">...</text:p>
      <text:p text:style-name="P2"/>
      <text:p text:style-name="P5"><text:bookmark text:name="_fcefehehquem"/>Core Papers</text:p>
      <text:p text:style-name="P2">(Holochain White Paper, Holo Green Paper, Currency White Paper): <text:a xlink:type="simple" xlink:href="https://holo.host/whitepapers/" text:style-name="ListLabel_20_10" text:visited-style-name="ListLabel_20_10"><text:span text:style-name="T1">https://holo.host/whitepapers/</text:span></text:a></text:p>
      <text:p text:style-name="P2">…</text:p>
      <text:p text:style-name="P2"/>
      <text:p text:style-name="P2"/>
      <text:p text:style-name="P2">From Luck:</text:p>
      <text:p text:style-name="P2"/>
      <text:p text:style-name="P2">Holo Fuel Security, Double spend attack is not possible --</text:p>
      <text:p text:style-name="P2"><text:a xlink:type="simple" xlink:href="https://m.youtube.com/watch?v=_zcSgtQvSj0" text:style-name="ListLabel_20_10" text:visited-style-name="ListLabel_20_10"><text:span text:style-name="T1">https://m.youtube.com/watch?v=_zcSgtQvSj0</text:span></text:a></text:p>
      <text:p text:style-name="P2"/>
      <text:p text:style-name="P2">Scaling Cryptocurrencies: Holochain</text:p>
      <text:p text:style-name="P2"><text:a xlink:type="simple" xlink:href="https://medium.com/holochain/scaling-cryptocurrencies-holo-chain-3c1745a59cc5" text:style-name="ListLabel_20_10" text:visited-style-name="ListLabel_20_10"><text:span text:style-name="T1">https://medium.com/holochain/scaling-cryptocurrencies-holo-chain-3c1745a59cc5</text:span></text:a></text:p>
      <text:p text:style-name="P2"/>
      <text:p text:style-name="P2">dApp planning: crypto building blocks </text:p>
      <text:p text:style-name="P2"><text:a xlink:type="simple" xlink:href="https://medium.com/holochain/dapp-planning-crypto-basics-8bd1073cbe19" text:style-name="ListLabel_20_10" text:visited-style-name="ListLabel_20_10"><text:span text:style-name="T1">https://medium.com/holochain/dapp-planning-crypto-basics-8bd1073cbe19</text:span></text:a></text:p>
      <text:p text:style-name="P2"/>
      <text:p text:style-name="P2">Agent centric digital identity</text:p>
      <text:p text:style-name="P2"><text:a xlink:type="simple" xlink:href="https://medium.com/h-o-l-o/agent-centric-digital-identity-5314d507f0ab" text:style-name="ListLabel_20_10" text:visited-style-name="ListLabel_20_10"><text:span text:style-name="T1">https://medium.com/h-o-l-o/agent-centric-digital-identity-5314d507f0ab</text:span></text:a></text:p>
      <text:p text:style-name="P2"/>
      <text:p text:style-name="P2"><text:a xlink:type="simple" xlink:href="https://medium.com/h-o-l-o/agent-centric-digital-identity-5314d507f0ab" text:style-name="ListLabel_20_11" text:visited-style-name="ListLabel_20_11"/></text:p>
      <text:p text:style-name="P2"><text:a xlink:type="simple" xlink:href="https://medium.com/holochain/blockchain-blind-spots-1904d490218d" text:style-name="ListLabel_20_10" text:visited-style-name="ListLabel_20_10"><text:span text:style-name="T1">https://medium.com/holochain/blockchain-blind-spots-1904d490218d</text:span></text:a></text:p>
      <text:p text:style-name="P2"><text:soft-page-break/><text:a xlink:type="simple" xlink:href="https://m.youtube.com/watch?v=EO7_JKyOAZE" text:style-name="ListLabel_20_10" text:visited-style-name="ListLabel_20_10"><text:span text:style-name="T1">https://m.youtube.com/watch?v=EO7_JKyOAZE</text:span></text:a></text:p>
      <text:p text:style-name="P2"><text:a xlink:type="simple" xlink:href="https://www.youtube.com/watch?v=YCYhIi7vMgk&amp;list=PLF35F5FA98C7DBB65" text:style-name="ListLabel_20_10" text:visited-style-name="ListLabel_20_10"><text:span text:style-name="T1">https://www.youtube.com/watch?v=YCYhIi7vMgk&amp;list=PLF35F5FA98C7DBB6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8" meta:word-count="271" meta:character-count="3461" meta:non-whitespace-character-count="3244"/>
    <meta:generator>LibreOfficeDev/6.0.5.2$Linux_X86_64 LibreOffice_project/</meta:generator>
  </office:meta>
</office:document-meta>
</file>